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12537c" draw:shadow="hidden"/>
    </style:style>
    <style:style style:name="gr2" style:family="graphic" style:parent-style-name="standard">
      <style:graphic-properties draw:stroke="solid" svg:stroke-width="0.04cm" svg:stroke-color="#bcbec0" svg:stroke-opacity="100%" draw:stroke-linejoin="miter" svg:stroke-linecap="butt" draw:fill="none" fo:padding-top="0.145cm" fo:padding-bottom="0.145cm" fo:padding-left="0.27cm" fo:padding-right="0.27cm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solid" svg:stroke-width="0.026cm" svg:stroke-color="#000000" svg:stroke-opacity="100%" draw:stroke-linejoin="round" svg:stroke-linecap="round" draw:fill="none" draw:fill-color="#ff0000" fo:padding-top="0.138cm" fo:padding-bottom="0.138cm" fo:padding-left="0.263cm" fo:padding-right="0.263cm"/>
    </style:style>
    <style:style style:name="gr5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6" style:family="graphic" style:parent-style-name="standard">
      <style:graphic-properties draw:stroke="none" draw:fill="none" draw:textarea-vertical-align="middle" fo:min-height="0.422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681cm" fo:min-width="2.54cm" fo:padding-top="0.141cm" fo:padding-bottom="0.141cm" fo:padding-left="0.141cm" fo:padding-right="0.141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457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301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601cm" fo:min-width="2.54cm" fo:padding-top="0.141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c9211e" draw:textarea-vertical-align="middle" fo:min-height="3.001cm" fo:min-width="2.54cm" fo:padding-top="0.141cm" fo:padding-bottom="0.141cm" fo:padding-left="0.141cm" fo:padding-right="0.141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75cm" fo:min-width="0.6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solid" draw:fill-color="#12537c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 draw:fill-color="#ff0000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8pt" style:font-size-asian="8pt" style:font-size-complex="8pt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  <style:text-properties fo:font-size="7pt" style:font-size-asian="7pt" style:font-size-complex="7pt"/>
    </style:style>
    <style:style style:name="P9" style:family="paragraph">
      <loext:graphic-properties draw:fill="none" draw:fill-color="#c9211e"/>
      <style:paragraph-properties fo:margin-left="0cm" fo:margin-right="0cm" fo:margin-top="0cm" fo:margin-bottom="0cm" fo:line-height="120%" fo:text-align="start" fo:text-indent="0cm" style:writing-mode="lr-tb"/>
      <style:text-properties fo:color="#000000"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fo:text-align="center"/>
      <style:text-properties fo:font-size="8pt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2" style:family="text">
      <style:text-properties fo:color="#000000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style:font-name="Calibri1" fo:font-size="7pt" style:font-name-asian="Calibri1" style:font-size-asian="7pt" style:font-name-complex="Calibri1" style:font-size-complex="7pt"/>
    </style:style>
    <style:style style:name="T4" style:family="text">
      <style:text-properties fo:color="#000000" style:font-name="Calibri1" fo:font-size="7pt" fo:font-weight="bold" style:font-name-asian="Calibri1" style:font-size-asian="7pt" style:font-weight-asian="bold" style:font-name-complex="Calibri1" style:font-size-complex="7pt" style:font-weight-complex="bold"/>
    </style:style>
    <style:style style:name="T5" style:family="text">
      <style:text-properties fo:color="#000000" style:font-name="Calibri1" fo:font-size="7pt" fo:font-weight="normal" style:font-name-asian="Calibri1" style:font-size-asian="7pt" style:font-weight-asian="normal" style:font-name-complex="Calibri1" style:font-size-complex="7pt" style:font-weight-complex="normal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89cm" svg:height="1.289cm" svg:x="11.52cm" svg:y="17.91cm" svg:viewBox="0 0 1290 1290" svg:d="M644 1290c356 0 646-290 646-646 0-355-290-644-646-644-355 0-644 289-644 644 0 356 289 646 644 646z">
          <text:p/>
        </draw:path>
        <draw:path draw:style-name="gr2" draw:text-style-name="P2" draw:layer="layout" svg:width="1.289cm" svg:height="1.289cm" svg:x="11.52cm" svg:y="17.91cm" svg:viewBox="0 0 1290 1290" svg:d="M644 1290c356 0 646-290 646-646 0-355-290-644-646-644-355 0-644 289-644 644 0 356 289 646 644 646z">
          <text:p/>
        </draw:path>
        <draw:path draw:style-name="gr3" draw:text-style-name="P3" draw:layer="layout" svg:width="1.036cm" svg:height="1.036cm" svg:x="11.647cm" svg:y="18.03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<text:p/>
        </draw:path>
        <draw:line draw:style-name="gr4" draw:text-style-name="P4" draw:layer="layout" svg:x1="21.8cm" svg:y1="7.7cm" svg:x2="18.6cm" svg:y2="4.3cm">
          <text:p/>
        </draw:line>
        <draw:g>
          <draw:path draw:style-name="gr1" draw:text-style-name="P1" draw:layer="layout" svg:width="1.289cm" svg:height="1.289cm" svg:x="17.31cm" svg:y="18.01cm" svg:viewBox="0 0 1290 1290" svg:d="M644 1290c356 0 646-290 646-646 0-355-290-644-646-644-355 0-644 289-644 644 0 356 289 646 644 646z">
            <text:p/>
          </draw:path>
          <draw:path draw:style-name="gr2" draw:text-style-name="P2" draw:layer="layout" svg:width="1.289cm" svg:height="1.289cm" svg:x="17.31cm" svg:y="18.01cm" svg:viewBox="0 0 1290 1290" svg:d="M644 1290c356 0 646-290 646-646 0-355-290-644-646-644-355 0-644 289-644 644 0 356 289 646 644 646z">
            <text:p/>
          </draw:path>
          <draw:path draw:style-name="gr3" draw:text-style-name="P3" draw:layer="layout" svg:width="1.036cm" svg:height="1.036cm" svg:x="17.437cm" svg:y="18.13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  <draw:path draw:style-name="gr1" draw:text-style-name="P1" draw:layer="layout" svg:width="1.289cm" svg:height="1.289cm" svg:x="17.31cm" svg:y="18.01cm" svg:viewBox="0 0 1290 1290" svg:d="M644 1290c356 0 646-290 646-646 0-355-290-644-646-644-355 0-644 289-644 644 0 356 289 646 644 646z">
            <text:p/>
          </draw:path>
          <draw:path draw:style-name="gr2" draw:text-style-name="P2" draw:layer="layout" svg:width="1.289cm" svg:height="1.289cm" svg:x="17.31cm" svg:y="18.01cm" svg:viewBox="0 0 1290 1290" svg:d="M644 1290c356 0 646-290 646-646 0-355-290-644-646-644-355 0-644 289-644 644 0 356 289 646 644 646z">
            <text:p/>
          </draw:path>
          <draw:path draw:style-name="gr3" draw:text-style-name="P3" draw:layer="layout" svg:width="1.036cm" svg:height="1.036cm" svg:x="17.437cm" svg:y="18.13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path draw:style-name="gr1" draw:text-style-name="P1" draw:layer="layout" svg:width="1.289cm" svg:height="1.289cm" svg:x="11.2cm" svg:y="3.01cm" svg:viewBox="0 0 1290 1290" svg:d="M644 1290c356 0 646-290 646-646 0-355-290-644-646-644-355 0-644 289-644 644 0 356 289 646 644 646z">
          <text:p/>
        </draw:path>
        <draw:path draw:style-name="gr2" draw:text-style-name="P2" draw:layer="layout" svg:width="1.289cm" svg:height="1.289cm" svg:x="11.2cm" svg:y="3.01cm" svg:viewBox="0 0 1290 1290" svg:d="M644 1290c356 0 646-290 646-646 0-355-290-644-646-644-355 0-644 289-644 644 0 356 289 646 644 646z">
          <text:p/>
        </draw:path>
        <draw:path draw:style-name="gr3" draw:text-style-name="P3" draw:layer="layout" svg:width="1.036cm" svg:height="1.036cm" svg:x="11.327cm" svg:y="3.13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<text:p/>
        </draw:path>
        <draw:g>
          <draw:path draw:style-name="gr1" draw:text-style-name="P1" draw:layer="layout" svg:width="1.289cm" svg:height="1.289cm" svg:x="16.99cm" svg:y="3.11cm" svg:viewBox="0 0 1290 1290" svg:d="M644 1290c356 0 646-290 646-646 0-355-290-644-646-644-355 0-644 289-644 644 0 356 289 646 644 646z">
            <text:p/>
          </draw:path>
          <draw:path draw:style-name="gr2" draw:text-style-name="P2" draw:layer="layout" svg:width="1.289cm" svg:height="1.289cm" svg:x="16.99cm" svg:y="3.11cm" svg:viewBox="0 0 1290 1290" svg:d="M644 1290c356 0 646-290 646-646 0-355-290-644-646-644-355 0-644 289-644 644 0 356 289 646 644 646z">
            <text:p/>
          </draw:path>
          <draw:path draw:style-name="gr3" draw:text-style-name="P3" draw:layer="layout" svg:width="1.036cm" svg:height="1.036cm" svg:x="17.117cm" svg:y="3.23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  <draw:path draw:style-name="gr1" draw:text-style-name="P1" draw:layer="layout" svg:width="1.289cm" svg:height="1.289cm" svg:x="16.99cm" svg:y="3.11cm" svg:viewBox="0 0 1290 1290" svg:d="M644 1290c356 0 646-290 646-646 0-355-290-644-646-644-355 0-644 289-644 644 0 356 289 646 644 646z">
            <text:p/>
          </draw:path>
          <draw:path draw:style-name="gr2" draw:text-style-name="P2" draw:layer="layout" svg:width="1.289cm" svg:height="1.289cm" svg:x="16.99cm" svg:y="3.11cm" svg:viewBox="0 0 1290 1290" svg:d="M644 1290c356 0 646-290 646-646 0-355-290-644-646-644-355 0-644 289-644 644 0 356 289 646 644 646z">
            <text:p/>
          </draw:path>
          <draw:path draw:style-name="gr3" draw:text-style-name="P3" draw:layer="layout" svg:width="1.036cm" svg:height="1.036cm" svg:x="17.117cm" svg:y="3.23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path draw:style-name="gr1" draw:text-style-name="P1" draw:layer="layout" svg:width="1.289cm" svg:height="1.289cm" svg:x="21.7cm" svg:y="7.82cm" svg:viewBox="0 0 1290 1290" svg:d="M644 1290c356 0 646-290 646-646 0-355-290-644-646-644-355 0-644 289-644 644 0 356 289 646 644 646z">
          <text:p/>
        </draw:path>
        <draw:path draw:style-name="gr2" draw:text-style-name="P2" draw:layer="layout" svg:width="1.289cm" svg:height="1.289cm" svg:x="21.7cm" svg:y="7.82cm" svg:viewBox="0 0 1290 1290" svg:d="M644 1290c356 0 646-290 646-646 0-355-290-644-646-644-355 0-644 289-644 644 0 356 289 646 644 646z">
          <text:p/>
        </draw:path>
        <draw:path draw:style-name="gr3" draw:text-style-name="P3" draw:layer="layout" svg:width="1.036cm" svg:height="1.036cm" svg:x="21.827cm" svg:y="7.94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<text:p/>
        </draw:path>
        <draw:path draw:style-name="gr1" draw:text-style-name="P1" draw:layer="layout" svg:width="1.289cm" svg:height="1.289cm" svg:x="21.71cm" svg:y="13.31cm" svg:viewBox="0 0 1290 1290" svg:d="M644 1290c356 0 646-290 646-646 0-355-290-644-646-644-355 0-644 289-644 644 0 356 289 646 644 646z">
          <text:p/>
        </draw:path>
        <draw:path draw:style-name="gr2" draw:text-style-name="P2" draw:layer="layout" svg:width="1.289cm" svg:height="1.289cm" svg:x="21.71cm" svg:y="13.31cm" svg:viewBox="0 0 1290 1290" svg:d="M644 1290c356 0 646-290 646-646 0-355-290-644-646-644-355 0-644 289-644 644 0 356 289 646 644 646z">
          <text:p/>
        </draw:path>
        <draw:path draw:style-name="gr3" draw:text-style-name="P3" draw:layer="layout" svg:width="1.036cm" svg:height="1.036cm" svg:x="21.837cm" svg:y="13.43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<text:p/>
        </draw:path>
        <draw:path draw:style-name="gr1" draw:text-style-name="P1" draw:layer="layout" svg:width="1.289cm" svg:height="1.289cm" svg:x="7.4cm" svg:y="7.7cm" svg:viewBox="0 0 1290 1290" svg:d="M644 1290c356 0 646-290 646-646 0-355-290-644-646-644-355 0-644 289-644 644 0 356 289 646 644 646z">
          <text:p/>
        </draw:path>
        <draw:path draw:style-name="gr2" draw:text-style-name="P2" draw:layer="layout" svg:width="1.289cm" svg:height="1.289cm" svg:x="7.4cm" svg:y="7.7cm" svg:viewBox="0 0 1290 1290" svg:d="M644 1290c356 0 646-290 646-646 0-355-290-644-646-644-355 0-644 289-644 644 0 356 289 646 644 646z">
          <text:p/>
        </draw:path>
        <draw:path draw:style-name="gr3" draw:text-style-name="P3" draw:layer="layout" svg:width="1.036cm" svg:height="1.036cm" svg:x="7.527cm" svg:y="7.82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<text:p/>
        </draw:path>
        <draw:path draw:style-name="gr1" draw:text-style-name="P1" draw:layer="layout" svg:width="1.289cm" svg:height="1.289cm" svg:x="7.41cm" svg:y="13.19cm" svg:viewBox="0 0 1290 1290" svg:d="M644 1290c356 0 646-290 646-646 0-355-290-644-646-644-355 0-644 289-644 644 0 356 289 646 644 646z">
          <text:p/>
        </draw:path>
        <draw:path draw:style-name="gr2" draw:text-style-name="P2" draw:layer="layout" svg:width="1.289cm" svg:height="1.289cm" svg:x="7.41cm" svg:y="13.19cm" svg:viewBox="0 0 1290 1290" svg:d="M644 1290c356 0 646-290 646-646 0-355-290-644-646-644-355 0-644 289-644 644 0 356 289 646 644 646z">
          <text:p/>
        </draw:path>
        <draw:path draw:style-name="gr3" draw:text-style-name="P3" draw:layer="layout" svg:width="1.036cm" svg:height="1.036cm" svg:x="7.537cm" svg:y="13.31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<text:p/>
        </draw:path>
        <draw:line draw:style-name="gr5" draw:text-style-name="P2" draw:layer="layout" svg:x1="11.6cm" svg:y1="18cm" svg:x2="8.4cm" svg:y2="14.6cm">
          <text:p/>
        </draw:line>
        <draw:line draw:style-name="gr5" draw:text-style-name="P2" draw:layer="layout" svg:x1="18.5cm" svg:y1="18cm" svg:x2="21.8cm" svg:y2="14.7cm">
          <text:p/>
        </draw:line>
        <draw:line draw:style-name="gr5" draw:text-style-name="P2" draw:layer="layout" svg:x1="8.1cm" svg:y1="7.6cm" svg:x2="11.4cm" svg:y2="4.3cm">
          <text:p/>
        </draw:line>
        <draw:line draw:style-name="gr5" draw:text-style-name="P2" draw:layer="layout" svg:x1="8cm" svg:y1="12.7cm" svg:x2="8cm" svg:y2="9.2cm">
          <text:p/>
        </draw:line>
        <draw:line draw:style-name="gr5" draw:text-style-name="P2" draw:layer="layout" svg:x1="22.3cm" svg:y1="12.9cm" svg:x2="22.3cm" svg:y2="9.4cm">
          <text:p/>
        </draw:line>
        <draw:line draw:style-name="gr5" draw:text-style-name="P2" draw:layer="layout" svg:x1="16.7cm" svg:y1="3.5cm" svg:x2="12.7cm" svg:y2="3.5cm">
          <text:p/>
        </draw:line>
        <draw:line draw:style-name="gr5" draw:text-style-name="P2" draw:layer="layout" svg:x1="17.1cm" svg:y1="18.6cm" svg:x2="13.1cm" svg:y2="18.6cm">
          <text:p/>
        </draw:line>
        <draw:frame draw:style-name="gr6" draw:text-style-name="P6" draw:layer="layout" svg:width="0.8cm" svg:height="0.704cm" svg:x="10.8cm" svg:y="2.4cm">
          <draw:text-box>
            <text:p text:style-name="P5"><text:span text:style-name="T1">R1</text:span></text:p>
          </draw:text-box>
        </draw:frame>
        <draw:frame draw:style-name="gr6" draw:text-style-name="P6" draw:layer="layout" svg:width="0.8cm" svg:height="0.704cm" svg:x="17.8cm" svg:y="2.396cm">
          <draw:text-box>
            <text:p text:style-name="P5"><text:span text:style-name="T1">R2</text:span></text:p>
          </draw:text-box>
        </draw:frame>
        <draw:frame draw:style-name="gr6" draw:text-style-name="P6" draw:layer="layout" svg:width="0.8cm" svg:height="0.704cm" svg:x="22.4cm" svg:y="6.9cm">
          <draw:text-box>
            <text:p text:style-name="P5"><text:span text:style-name="T1">R3</text:span></text:p>
          </draw:text-box>
        </draw:frame>
        <draw:frame draw:style-name="gr6" draw:text-style-name="P6" draw:layer="layout" svg:width="0.8cm" svg:height="0.704cm" svg:x="22.9cm" svg:y="13.2cm">
          <draw:text-box>
            <text:p text:style-name="P5"><text:span text:style-name="T1">R4</text:span></text:p>
          </draw:text-box>
        </draw:frame>
        <draw:frame draw:style-name="gr6" draw:text-style-name="P6" draw:layer="layout" svg:width="0.8cm" svg:height="0.704cm" svg:x="17.6cm" svg:y="19.396cm">
          <draw:text-box>
            <text:p text:style-name="P5"><text:span text:style-name="T1">R5</text:span></text:p>
          </draw:text-box>
        </draw:frame>
        <draw:frame draw:style-name="gr6" draw:text-style-name="P6" draw:layer="layout" svg:width="0.8cm" svg:height="0.704cm" svg:x="6.5cm" svg:y="13.7cm">
          <draw:text-box>
            <text:p text:style-name="P5"><text:span text:style-name="T1">R7</text:span></text:p>
          </draw:text-box>
        </draw:frame>
        <draw:frame draw:style-name="gr6" draw:text-style-name="P6" draw:layer="layout" svg:width="0.8cm" svg:height="0.704cm" svg:x="11.8cm" svg:y="19.296cm">
          <draw:text-box>
            <text:p text:style-name="P5"><text:span text:style-name="T1">R6</text:span></text:p>
          </draw:text-box>
        </draw:frame>
        <draw:frame draw:style-name="gr6" draw:text-style-name="P6" draw:layer="layout" svg:width="0.8cm" svg:height="0.704cm" svg:x="6.6cm" svg:y="7.496cm">
          <draw:text-box>
            <text:p text:style-name="P5"><text:span text:style-name="T1">R8</text:span></text:p>
          </draw:text-box>
        </draw:frame>
        <draw:line draw:style-name="gr5" draw:text-style-name="P2" draw:layer="layout" svg:x1="21.8cm" svg:y1="13.4cm" svg:x2="12.5cm" svg:y2="4.1cm">
          <text:p/>
        </draw:line>
        <draw:line draw:style-name="gr5" draw:text-style-name="P2" draw:layer="layout" svg:x1="17.5cm" svg:y1="17.9cm" svg:x2="8.6cm" svg:y2="9cm">
          <text:p/>
        </draw:line>
        <draw:line draw:style-name="gr5" draw:text-style-name="P2" draw:layer="layout" svg:x1="8.5cm" svg:y1="13.1cm" svg:x2="17cm" svg:y2="4.3cm">
          <text:p/>
        </draw:line>
        <draw:line draw:style-name="gr5" draw:text-style-name="P2" draw:layer="layout" svg:x1="12.7cm" svg:y1="17.8cm" svg:x2="21.6cm" svg:y2="8.9cm">
          <text:p/>
        </draw:line>
        <draw:frame draw:style-name="gr7" draw:text-style-name="P7" draw:layer="layout" svg:width="2.52cm" svg:height="0.963cm" draw:transform="rotate (-0.766374074550711) translate (8.75cm 9.073cm)">
          <draw:text-box>
            <text:p text:style-name="P5"><text:span text:style-name="T2">p5.</text:span><text:span text:style-name="T2">172</text:span><text:span text:style-name="T2">.30.</text:span><text:span text:style-name="T2">0.3</text:span><text:span text:style-name="T2">8/3</text:span><text:span text:style-name="T2">0</text:span></text:p>
          </draw:text-box>
        </draw:frame>
        <draw:frame draw:style-name="gr6" draw:text-style-name="P6" draw:layer="layout" svg:width="0.8cm" svg:height="0.704cm" svg:x="10.8cm" svg:y="2.4cm">
          <draw:text-box>
            <text:p text:style-name="P5"><text:span text:style-name="T1">R1</text:span></text:p>
          </draw:text-box>
        </draw:frame>
        <draw:frame draw:style-name="gr7" draw:text-style-name="P7" draw:layer="layout" svg:width="2.459cm" svg:height="0.963cm" draw:transform="rotate (-0.728325896857234) translate (12.426cm 3.971cm)">
          <draw:text-box draw:corner-radius="0.246cm">
            <text:p text:style-name="P5"><text:span text:style-name="T2">p4.172.30.0.5/30</text:span></text:p>
          </draw:text-box>
        </draw:frame>
        <draw:frame draw:style-name="gr8" draw:text-style-name="P7" draw:layer="layout" svg:width="2.734cm" svg:height="0.739cm" draw:transform="rotate (-0.766374074550711) translate (15.548cm 15.839cm)">
          <draw:text-box>
            <text:p text:style-name="P5"><text:span text:style-name="T2">p4.</text:span><text:span text:style-name="T2">172</text:span><text:span text:style-name="T2">.30.</text:span><text:span text:style-name="T2">0.3</text:span><text:span text:style-name="T2">7/3</text:span><text:span text:style-name="T2">0</text:span></text:p>
          </draw:text-box>
        </draw:frame>
        <draw:frame draw:style-name="gr8" draw:text-style-name="P7" draw:layer="layout" svg:width="2.734cm" svg:height="0.739cm" draw:transform="rotate (-0.766374074550711) translate (19.93cm 11.6cm)">
          <draw:text-box>
            <text:p text:style-name="P5"><text:span text:style-name="T2">p4.</text:span><text:span text:style-name="T2">172</text:span><text:span text:style-name="T2">.30.</text:span><text:span text:style-name="T2">0.6/</text:span><text:span text:style-name="T2">30</text:span></text:p>
          </draw:text-box>
        </draw:frame>
        <draw:frame draw:style-name="gr9" draw:text-style-name="P8" draw:layer="layout" svg:width="2.078cm" svg:height="0.583cm" svg:x="12.3cm" svg:y="2.9cm">
          <draw:text-box>
            <text:p text:style-name="P5"><text:span text:style-name="T3">p0.172.30.0.1/30</text:span></text:p>
          </draw:text-box>
        </draw:frame>
        <draw:frame draw:style-name="gr9" draw:text-style-name="P8" draw:layer="layout" svg:width="2.078cm" svg:height="0.583cm" svg:x="15.1cm" svg:y="2.901cm">
          <draw:text-box>
            <text:p text:style-name="P5"><text:span text:style-name="T4">p5</text:span><text:span text:style-name="T3">.1</text:span><text:span text:style-name="T3">72.3</text:span><text:span text:style-name="T3">0.0.2</text:span><text:span text:style-name="T3">/30</text:span></text:p>
          </draw:text-box>
        </draw:frame>
        <draw:frame draw:style-name="gr7" draw:text-style-name="P7" draw:layer="layout" svg:width="2.459cm" svg:height="0.963cm" draw:transform="rotate (-0.728325896857234) translate (18.639cm 3.246cm)">
          <draw:text-box draw:corner-radius="0.246cm">
            <text:p text:style-name="P5"><text:span text:style-name="T2">p2.</text:span><text:span text:style-name="T2">172</text:span><text:span text:style-name="T2">.30.</text:span><text:span text:style-name="T2">0.1</text:span><text:span text:style-name="T2">3/3</text:span><text:span text:style-name="T2">0</text:span></text:p>
          </draw:text-box>
        </draw:frame>
        <draw:frame draw:style-name="gr7" draw:text-style-name="P7" draw:layer="layout" svg:width="2.459cm" svg:height="0.963cm" draw:transform="rotate (-0.728325896857234) translate (20.539cm 5.446cm)">
          <draw:text-box draw:corner-radius="0.246cm">
            <text:p text:style-name="P5"><text:span text:style-name="T2">p2.</text:span><text:span text:style-name="T2">172</text:span><text:span text:style-name="T2">.30.</text:span><text:span text:style-name="T2">0.1</text:span><text:span text:style-name="T2">4/3</text:span><text:span text:style-name="T2">0</text:span></text:p>
          </draw:text-box>
        </draw:frame>
        <draw:frame draw:style-name="gr10" draw:text-style-name="P8" draw:layer="layout" svg:width="2.2cm" svg:height="0.883cm" draw:transform="rotate (-1.57114539264529) translate (22.9cm 9cm)">
          <draw:text-box>
            <text:p text:style-name="P5"><text:span text:style-name="T3">p0.1</text:span><text:span text:style-name="T3">72.3</text:span><text:span text:style-name="T3">0.0.2</text:span><text:span text:style-name="T3">1/30</text:span></text:p>
          </draw:text-box>
        </draw:frame>
        <draw:frame draw:style-name="gr10" draw:text-style-name="P8" draw:layer="layout" svg:width="2.429cm" svg:height="0.883cm" draw:transform="rotate (-1.58301363155886) translate (22.916cm 11.107cm)">
          <draw:text-box>
            <text:p text:style-name="P5"><text:span text:style-name="T3">P2.1</text:span><text:span text:style-name="T3">72.3</text:span><text:span text:style-name="T3">0.0.2</text:span><text:span text:style-name="T3">2/30</text:span></text:p>
          </draw:text-box>
        </draw:frame>
        <draw:frame draw:style-name="gr9" draw:text-style-name="P8" draw:layer="layout" svg:width="2.3cm" svg:height="0.583cm" draw:transform="rotate (-1.58301363155886) translate (8.1cm 11.2cm)">
          <draw:text-box>
            <text:p text:style-name="P5"><text:span text:style-name="T3">p4.1</text:span><text:span text:style-name="T3">72.3</text:span><text:span text:style-name="T3">0.0.4</text:span><text:span text:style-name="T3">5/30</text:span></text:p>
          </draw:text-box>
        </draw:frame>
        <draw:frame draw:style-name="gr9" draw:text-style-name="P8" draw:layer="layout" svg:width="2.3cm" svg:height="0.583cm" draw:transform="rotate (-1.58301363155886) translate (8cm 8.807cm)">
          <draw:text-box>
            <text:p text:style-name="P5"><text:span text:style-name="T3">p1.1</text:span><text:span text:style-name="T3">72.3</text:span><text:span text:style-name="T3">0.0.4</text:span><text:span text:style-name="T3">6/30</text:span></text:p>
          </draw:text-box>
        </draw:frame>
        <draw:frame draw:style-name="gr10" draw:text-style-name="P8" draw:layer="layout" svg:width="2.185cm" svg:height="0.883cm" draw:transform="rotate (0.797790001086608) translate (7.35cm 7.159cm)">
          <draw:text-box>
            <text:p text:style-name="P5"><text:span text:style-name="T3">p3.1</text:span><text:span text:style-name="T3">72.3</text:span><text:span text:style-name="T3">0.0.1</text:span><text:span text:style-name="T3">0/30</text:span></text:p>
          </draw:text-box>
        </draw:frame>
        <draw:frame draw:style-name="gr10" draw:text-style-name="P8" draw:layer="layout" svg:width="2.185cm" svg:height="0.883cm" draw:transform="rotate (0.797790001086608) translate (9.342cm 5.164cm)">
          <draw:text-box>
            <text:p text:style-name="P5"><text:span text:style-name="T3">p2.172.30.0.9/30</text:span></text:p>
          </draw:text-box>
        </draw:frame>
        <draw:frame draw:style-name="gr10" draw:text-style-name="P8" draw:layer="layout" svg:width="2.185cm" svg:height="0.883cm" draw:transform="rotate (0.797790001086608) translate (20.542cm 15.683cm)">
          <draw:text-box>
            <text:p text:style-name="P5"><text:span text:style-name="T3">p3.1</text:span><text:span text:style-name="T3">72.3</text:span><text:span text:style-name="T3">0.0.2</text:span><text:span text:style-name="T3">9/30</text:span></text:p>
          </draw:text-box>
        </draw:frame>
        <draw:frame draw:style-name="gr10" draw:text-style-name="P8" draw:layer="layout" svg:width="2.185cm" svg:height="0.883cm" draw:transform="rotate (0.797790001086608) translate (18.142cm 17.983cm)">
          <draw:text-box>
            <text:p text:style-name="P5"><text:span text:style-name="T3">p3.1</text:span><text:span text:style-name="T3">72.3</text:span><text:span text:style-name="T3">0.0.3</text:span><text:span text:style-name="T3">0/30</text:span></text:p>
          </draw:text-box>
        </draw:frame>
        <draw:frame draw:style-name="gr10" draw:text-style-name="P8" draw:layer="layout" svg:width="2.278cm" svg:height="0.883cm" svg:x="12.722cm" svg:y="18.35cm">
          <draw:text-box>
            <text:p text:style-name="P5"><text:span text:style-name="T3">p1.1</text:span><text:span text:style-name="T3">72.3</text:span><text:span text:style-name="T3">0.0.3</text:span><text:span text:style-name="T3">4/30</text:span></text:p>
          </draw:text-box>
        </draw:frame>
        <draw:frame draw:style-name="gr10" draw:text-style-name="P8" draw:layer="layout" svg:width="2.378cm" svg:height="0.883cm" svg:x="15.1cm" svg:y="18.367cm">
          <draw:text-box>
            <text:p text:style-name="P5"><text:span text:style-name="T3">p1.1</text:span><text:span text:style-name="T3">72.3</text:span><text:span text:style-name="T3">0.0.3</text:span><text:span text:style-name="T3">3/30</text:span></text:p>
          </draw:text-box>
        </draw:frame>
        <draw:frame draw:style-name="gr10" draw:text-style-name="P8" draw:layer="layout" svg:width="2.185cm" svg:height="0.883cm" draw:transform="rotate (0.797790001086608) translate (8cm 12.783cm)">
          <draw:text-box>
            <text:p text:style-name="P5"><text:span text:style-name="T3">p0.1</text:span><text:span text:style-name="T3">72.3</text:span><text:span text:style-name="T3">0.0.1</text:span><text:span text:style-name="T3">8/30</text:span></text:p>
          </draw:text-box>
        </draw:frame>
        <draw:frame draw:style-name="gr10" draw:text-style-name="P8" draw:layer="layout" svg:width="2.185cm" svg:height="0.883cm" draw:transform="rotate (0.797790001086608) translate (15.3cm 5.164cm)">
          <draw:text-box>
            <text:p text:style-name="P5"><text:span text:style-name="T3">p3.1</text:span><text:span text:style-name="T3">72.3</text:span><text:span text:style-name="T3">0.0.1</text:span><text:span text:style-name="T3">7/30</text:span></text:p>
          </draw:text-box>
        </draw:frame>
        <draw:frame draw:style-name="gr10" draw:text-style-name="P8" draw:layer="layout" svg:width="2.185cm" svg:height="0.883cm" draw:transform="rotate (0.797790001086608) translate (19.842cm 9.764cm)">
          <draw:text-box>
            <text:p text:style-name="P5"><text:span text:style-name="T3">p3.1</text:span><text:span text:style-name="T3">72.3</text:span><text:span text:style-name="T3">0.0.2</text:span><text:span text:style-name="T3">5/30</text:span></text:p>
          </draw:text-box>
        </draw:frame>
        <draw:frame draw:style-name="gr10" draw:text-style-name="P8" draw:layer="layout" svg:width="2.185cm" svg:height="0.883cm" draw:transform="rotate (0.797790001086608) translate (12cm 17.583cm)">
          <draw:text-box>
            <text:p text:style-name="P5"><text:span text:style-name="T3">p3.1</text:span><text:span text:style-name="T3">72.3</text:span><text:span text:style-name="T3">0.0.2</text:span><text:span text:style-name="T3">6/30</text:span></text:p>
          </draw:text-box>
        </draw:frame>
        <draw:frame draw:style-name="gr7" draw:text-style-name="P7" draw:layer="layout" svg:width="2.459cm" svg:height="0.963cm" draw:transform="rotate (-0.847706417693646) translate (8.484cm 14.135cm)">
          <draw:text-box draw:corner-radius="0.246cm">
            <text:p text:style-name="P5"><text:span text:style-name="T2">p2.</text:span><text:span text:style-name="T2">172</text:span><text:span text:style-name="T2">.30.</text:span><text:span text:style-name="T2">0.4</text:span><text:span text:style-name="T2">2/3</text:span><text:span text:style-name="T2">0</text:span></text:p>
          </draw:text-box>
        </draw:frame>
        <draw:frame draw:style-name="gr7" draw:text-style-name="P7" draw:layer="layout" svg:width="2.459cm" svg:height="0.963cm" draw:transform="rotate (-0.847706417693646) translate (10.293cm 16.132cm)">
          <draw:text-box draw:corner-radius="0.246cm">
            <text:p text:style-name="P5"><text:span text:style-name="T2">P2.</text:span><text:span text:style-name="T2">172</text:span><text:span text:style-name="T2">.30.</text:span><text:span text:style-name="T2">0.4</text:span><text:span text:style-name="T2">1/3</text:span><text:span text:style-name="T2">0 </text:span></text:p>
          </draw:text-box>
        </draw:frame>
        <draw:g>
          <draw:path draw:style-name="gr1" draw:text-style-name="P1" draw:layer="layout" svg:width="1.289cm" svg:height="1.289cm" svg:x="21.9cm" svg:y="0.9cm" svg:viewBox="0 0 1290 1290" svg:d="M644 1290c356 0 646-290 646-646 0-355-290-644-646-644-355 0-644 289-644 644 0 356 289 646 644 646z">
            <text:p/>
          </draw:path>
          <draw:path draw:style-name="gr2" draw:text-style-name="P2" draw:layer="layout" svg:width="1.289cm" svg:height="1.289cm" svg:x="21.9cm" svg:y="0.9cm" svg:viewBox="0 0 1290 1290" svg:d="M644 1290c356 0 646-290 646-646 0-355-290-644-646-644-355 0-644 289-644 644 0 356 289 646 644 646z">
            <text:p/>
          </draw:path>
          <draw:path draw:style-name="gr3" draw:text-style-name="P3" draw:layer="layout" svg:width="1.036cm" svg:height="1.036cm" svg:x="22.027cm" svg:y="1.02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  <draw:path draw:style-name="gr1" draw:text-style-name="P1" draw:layer="layout" svg:width="1.289cm" svg:height="1.289cm" svg:x="21.9cm" svg:y="0.9cm" svg:viewBox="0 0 1290 1290" svg:d="M644 1290c356 0 646-290 646-646 0-355-290-644-646-644-355 0-644 289-644 644 0 356 289 646 644 646z">
            <text:p/>
          </draw:path>
          <draw:path draw:style-name="gr2" draw:text-style-name="P2" draw:layer="layout" svg:width="1.289cm" svg:height="1.289cm" svg:x="21.9cm" svg:y="0.9cm" svg:viewBox="0 0 1290 1290" svg:d="M644 1290c356 0 646-290 646-646 0-355-290-644-646-644-355 0-644 289-644 644 0 356 289 646 644 646z">
            <text:p/>
          </draw:path>
          <draw:path draw:style-name="gr3" draw:text-style-name="P3" draw:layer="layout" svg:width="1.036cm" svg:height="1.036cm" svg:x="22.027cm" svg:y="1.026cm" svg:viewBox="0 0 1037 1037" svg:d="M455 477h-35-402v-97h353v-206h-51l50-87 39-68 11-19 51 87 50 87h-23-30v255 48zM863 508v-31h-252-48v-13-35-399h97v350h203v-50l87 50 67 39-6 12 6-12 20 12-87 50-87 50zM385 1025v-13h13-13v13h-14v-351h-197v53l-87-50-87-50 87-51 87-50v23 29h246 48v13 35 399zM611 1011l12-7zM561 950l-50-87h23 29v-237-48h13 35 402v96h-353v189h52l-50 87-39 68-12 19z">
            <text:p/>
          </draw:path>
        </draw:g>
        <draw:frame draw:style-name="gr6" draw:text-style-name="P6" draw:layer="layout" svg:width="0.8cm" svg:height="0.704cm" svg:x="23cm" svg:y="0.5cm">
          <draw:text-box>
            <text:p text:style-name="P5"><text:span text:style-name="T1">T1</text:span></text:p>
          </draw:text-box>
        </draw:frame>
        <draw:frame draw:style-name="gr11" draw:text-style-name="P9" draw:layer="layout" svg:width="2.2cm" svg:height="3.283cm" svg:x="23.9cm" svg:y="0.667cm">
          <draw:text-box>
            <text:p text:style-name="P5"><text:span text:style-name="T5">Gi2: </text:span><text:span text:style-name="T5">172.</text:span><text:span text:style-name="T5">16.0.</text:span><text:span text:style-name="T5">0</text:span></text:p>
            <text:p text:style-name="P5"><text:span text:style-name="T5">Gi3: </text:span><text:span text:style-name="T5">172.</text:span><text:span text:style-name="T5">16.0.</text:span><text:span text:style-name="T5">2</text:span></text:p>
            <text:p text:style-name="P5"><text:span text:style-name="T5">Gi4: </text:span><text:span text:style-name="T5">172.</text:span><text:span text:style-name="T5">16.0.</text:span><text:span text:style-name="T5">4</text:span></text:p>
            <text:p text:style-name="P5"><text:span text:style-name="T5">Gi5: </text:span><text:span text:style-name="T5">172.</text:span><text:span text:style-name="T5">16.0.</text:span><text:span text:style-name="T5">6</text:span></text:p>
            <text:p text:style-name="P5"><text:span text:style-name="T5">Gi6: </text:span><text:span text:style-name="T5">172.</text:span><text:span text:style-name="T5">16.0.</text:span><text:span text:style-name="T5">8</text:span></text:p>
            <text:p text:style-name="P5"><text:span text:style-name="T5">Gi7: </text:span><text:span text:style-name="T5">172.</text:span><text:span text:style-name="T5">16.0.</text:span><text:span text:style-name="T5">10</text:span></text:p>
            <text:p text:style-name="P5"><text:span text:style-name="T5">Gi8: </text:span><text:span text:style-name="T5">172.</text:span><text:span text:style-name="T5">16.0.</text:span><text:span text:style-name="T5">12</text:span></text:p>
            <text:p text:style-name="P5"><text:span text:style-name="T5">Gi9: </text:span><text:span text:style-name="T5">172.</text:span><text:span text:style-name="T5">16.0.</text:span><text:span text:style-name="T5">14</text:span></text:p>
            <text:p text:style-name="P5"><text:span text:style-name="T5">All </text:span><text:span text:style-name="T5">pairs </text:span><text:span text:style-name="T5">with </text:span><text:span text:style-name="T5">p6</text:span></text:p>
            <text:p text:style-name="P5"><text:span text:style-name="T5"/></text:p>
          </draw:text-box>
        </draw:frame>
        <draw:custom-shape draw:style-name="gr12" draw:text-style-name="P10" draw:layer="layout" svg:width="1.1cm" svg:height="1cm" svg:x="8cm" svg:y="2cm">
          <text:p text:style-name="P10"><text:span text:style-name="T6">linux1</text:span></text:p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9.3cm" svg:y1="2.8cm" svg:x2="10.7cm" svg:y2="3.4cm">
          <text:p/>
        </draw:line>
        <draw:frame draw:style-name="gr9" draw:text-style-name="P8" draw:layer="layout" svg:width="1.9cm" svg:height="0.583cm" svg:x="9.5cm" svg:y="3.3cm">
          <draw:text-box>
            <text:p text:style-name="P5"><text:span text:style-name="T3">P1.1</text:span><text:span text:style-name="T3">0.0.4</text:span><text:span text:style-name="T3">.17/</text:span><text:span text:style-name="T3">30</text:span></text:p>
          </draw:text-box>
        </draw:frame>
        <draw:frame draw:style-name="gr9" draw:text-style-name="P8" draw:layer="layout" svg:width="1.9cm" svg:height="0.583cm" svg:x="9cm" svg:y="2.217cm">
          <draw:text-box>
            <text:p text:style-name="P5"><text:span text:style-name="T3">eth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Source Han Sans CN Regular1" svg:font-family="'Source Han Sans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8T14:46:00.183117629</meta:creation-date>
    <dc:title>initial1</dc:title>
    <meta:editing-duration>P2DT7H46M40S</meta:editing-duration>
    <meta:editing-cycles>27</meta:editing-cycles>
    <meta:generator>LibreOffice/6.4.6.2$Linux_X86_64 LibreOffice_project/40$Build-2</meta:generator>
    <dc:date>2020-09-19T20:07:30.629162670</dc:date>
    <meta:document-statistic meta:object-count="90"/>
    <meta:template xlink:type="simple" xlink:actuate="onRequest" xlink:title="initial1" xlink:href="../../../../../../Templates/initial11.otg" meta:date="2020-08-28T14:45:56.206077661"/>
  </office:meta>
</office:document-meta>
</file>